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6in"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7">
      <style:paragraph-properties fo:line-height="100%"/>
    </style:style>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34" style:family="paragraph" style:parent-style-name="Text_20_body" style:list-style-name="L6">
      <style:paragraph-properties fo:orphans="2" fo:widows="2" fo:hyphenation-ladder-count="no-limit" style:writing-mode="lr-tb"/>
      <style:text-properties fo:hyphenate="false" fo:hyphenation-remain-char-count="2" fo:hyphenation-push-char-count="2"/>
    </style:style>
    <style:style style:name="P35" style:family="paragraph" style:parent-style-name="Text_20_body" style:list-style-name="L9">
      <style:paragraph-properties fo:orphans="2" fo:widows="2" fo:hyphenation-ladder-count="no-limit" style:writing-mode="lr-tb"/>
      <style:text-properties fo:hyphenate="false" fo:hyphenation-remain-char-count="2" fo:hyphenation-push-char-count="2"/>
    </style:style>
    <style:style style:name="P36" style:family="paragraph" style:parent-style-name="Text_20_body" style:list-style-name="L7">
      <style:paragraph-properties fo:line-height="100%" fo:orphans="2" fo:widows="2" fo:hyphenation-ladder-count="no-limit" style:writing-mode="lr-tb"/>
      <style:text-properties fo:hyphenate="false" fo:hyphenation-remain-char-count="2" fo:hyphenation-push-char-count="2"/>
    </style:style>
    <style:style style:name="P37" style:family="paragraph" style:parent-style-name="Text_20_body" style:list-style-name="L7">
      <style:paragraph-properties fo:line-height="100%" fo:background-color="transparent">
        <style:background-image/>
      </style:paragraph-properties>
    </style:style>
    <style:style style:name="P38"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39" style:family="paragraph" style:parent-style-name="Title" style:master-page-name="Standard">
      <style:paragraph-properties style:page-number="auto"/>
    </style:style>
    <style:style style:name="P40"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41" style:family="paragraph" style:parent-style-name="Heading_20_1">
      <style:paragraph-properties fo:break-before="page"/>
    </style:style>
    <style:style style:name="P42"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43" style:family="paragraph" style:parent-style-name="List_20_Bullet_20_3" style:list-style-name="WWNum1"/>
    <style:style style:name="P44" style:family="paragraph">
      <style:paragraph-properties fo:text-align="center"/>
    </style:style>
    <style:style style:name="P45"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language-asian="he" style:country-asian="IL"/>
    </style:style>
    <style:style style:name="T7" style:family="text">
      <style:text-properties style:use-window-font-color="true" style:font-name="Miriam Fixed" fo:font-size="12pt" fo:background-color="#c0c0c0" style:font-size-asian="12pt" style:language-asian="he" style:country-asian="IL" style:font-size-complex="12pt"/>
    </style:style>
    <style:style style:name="T8" style:family="text">
      <style:text-properties style:use-window-font-color="true" fo:font-size="12pt" style:font-size-asian="12pt" style:language-asian="he" style:country-asian="IL" style:font-size-complex="12pt"/>
    </style:style>
    <style:style style:name="T9" style:family="text">
      <style:text-properties style:use-window-font-color="true" fo:font-size="12pt" fo:font-weight="bold" style:font-size-asian="12pt" style:language-asian="he" style:country-asian="IL"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text-position="super 58%"/>
    </style:style>
    <style:style style:name="T13" style:family="text">
      <style:text-properties fo:font-size="8pt" style:font-size-asian="8pt" style:font-size-complex="8pt"/>
    </style:style>
    <style:style style:name="T14" style:family="text">
      <style:text-properties fo:background-color="transparent"/>
    </style:style>
    <style:style style:name="T15" style:family="text">
      <style:text-properties style:language-asian="he" style:country-asian="IL"/>
    </style:style>
    <style:style style:name="T16" style:family="text">
      <style:text-properties fo:color="#0000ff" fo:font-size="8pt" style:font-size-asian="8pt" style:font-size-complex="8pt"/>
    </style:style>
    <style:style style:name="T17"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BTEST - Block Level Exercise To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s/>1 Main features and abilities<text:tab/><text:a xlink:type="simple" xlink:href="#__RefHeading__4645_1886463" text:style-name="Internet_20_link" text:visited-style-name="Internet_20_link">3</text:a></text:p>
          <text:p text:style-name="P22"><text:s/>1.1 General description<text:tab/><text:a xlink:type="simple" xlink:href="#__RefHeading__4759_1886463" text:style-name="Internet_20_link" text:visited-style-name="Internet_20_link">3</text:a></text:p>
          <text:p text:style-name="P22"><text:s/>1.2 IO modes<text:tab/><text:a xlink:type="simple" xlink:href="#__RefHeading__4761_1886463" text:style-name="Internet_20_link" text:visited-style-name="Internet_20_link">3</text:a></text:p>
          <text:p text:style-name="P22"><text:s/>1.3 IO Patterns<text:tab/><text:a xlink:type="simple" xlink:href="#__RefHeading__4763_1886463" text:style-name="Internet_20_link" text:visited-style-name="Internet_20_link">3</text:a></text:p>
          <text:p text:style-name="P22"><text:s/>1.4 High performance, low overhead<text:tab/><text:a xlink:type="simple" xlink:href="#__RefHeading__4765_1886463" text:style-name="Internet_20_link" text:visited-style-name="Internet_20_link">3</text:a></text:p>
          <text:p text:style-name="P22"><text:s/>1.5 Data patterns<text:tab/><text:a xlink:type="simple" xlink:href="#__RefHeading__4767_1886463" text:style-name="Internet_20_link" text:visited-style-name="Internet_20_link">3</text:a></text:p>
          <text:p text:style-name="P22"><text:s/>1.6 Verification<text:tab/><text:a xlink:type="simple" xlink:href="#__RefHeading__4769_1886463" text:style-name="Internet_20_link" text:visited-style-name="Internet_20_link">3</text:a></text:p>
          <text:p text:style-name="P22"><text:s/>1.7 Data set initialization<text:tab/><text:a xlink:type="simple" xlink:href="#__RefHeading__4771_1886463" text:style-name="Internet_20_link" text:visited-style-name="Internet_20_link">3</text:a></text:p>
          <text:p text:style-name="P22"><text:s/>1.8 Reports<text:tab/><text:a xlink:type="simple" xlink:href="#__RefHeading__4773_1886463" text:style-name="Internet_20_link" text:visited-style-name="Internet_20_link">4</text:a></text:p>
          <text:p text:style-name="P22"><text:s/>1.9 Debugging<text:tab/><text:a xlink:type="simple" xlink:href="#__RefHeading__4775_1886463" text:style-name="Internet_20_link" text:visited-style-name="Internet_20_link">4</text:a></text:p>
          <text:p text:style-name="P21"><text:s/>2 Limitations and missing functionalities<text:tab/><text:a xlink:type="simple" xlink:href="#__RefHeading__4647_1886463" text:style-name="Internet_20_link" text:visited-style-name="Internet_20_link">4</text:a></text:p>
          <text:p text:style-name="P22"><text:s/>2.1 Low level tool<text:tab/><text:a xlink:type="simple" xlink:href="#__RefHeading__4777_1886463" text:style-name="Internet_20_link" text:visited-style-name="Internet_20_link">4</text:a></text:p>
          <text:p text:style-name="P22"><text:s/>2.2 Linux only<text:tab/><text:a xlink:type="simple" xlink:href="#__RefHeading__4779_1886463" text:style-name="Internet_20_link" text:visited-style-name="Internet_20_link">4</text:a></text:p>
          <text:p text:style-name="P22"><text:s/>2.3 Command line only version<text:tab/><text:a xlink:type="simple" xlink:href="#__RefHeading__4781_1886463" text:style-name="Internet_20_link" text:visited-style-name="Internet_20_link">4</text:a></text:p>
          <text:p text:style-name="P22"><text:s/>2.4 Synthetic tool<text:tab/><text:a xlink:type="simple" xlink:href="#__RefHeading__4783_1886463" text:style-name="Internet_20_link" text:visited-style-name="Internet_20_link">4</text:a></text:p>
          <text:p text:style-name="P22"><text:s/>2.5 Random testing tool<text:tab/><text:a xlink:type="simple" xlink:href="#__RefHeading__4785_1886463" text:style-name="Internet_20_link" text:visited-style-name="Internet_20_link">4</text:a></text:p>
          <text:p text:style-name="P22"><text:s/>2.6 Limited data patterns<text:tab/><text:a xlink:type="simple" xlink:href="#__RefHeading__4787_1886463" text:style-name="Internet_20_link" text:visited-style-name="Internet_20_link">4</text:a></text:p>
          <text:p text:style-name="P21"><text:s/>3 Btest installation and invocation<text:tab/><text:a xlink:type="simple" xlink:href="#__RefHeading__4649_1886463" text:style-name="Internet_20_link" text:visited-style-name="Internet_20_link">5</text:a></text:p>
          <text:p text:style-name="P22"><text:s/>3.1 Deployment<text:tab/><text:a xlink:type="simple" xlink:href="#__RefHeading__4789_1886463" text:style-name="Internet_20_link" text:visited-style-name="Internet_20_link">5</text:a></text:p>
          <text:p text:style-name="P22"><text:s/>3.2 Invocation<text:tab/><text:a xlink:type="simple" xlink:href="#__RefHeading__4791_1886463" text:style-name="Internet_20_link" text:visited-style-name="Internet_20_link">5</text:a></text:p>
          <text:p text:style-name="P21"><text:s/>4 Basic usage<text:tab/><text:a xlink:type="simple" xlink:href="#__RefHeading__4651_1886463" text:style-name="Internet_20_link" text:visited-style-name="Internet_20_link">5</text:a></text:p>
          <text:p text:style-name="P22"><text:s/>4.1 Limiting the test duration<text:tab/><text:a xlink:type="simple" xlink:href="#__RefHeading__4793_1886463" text:style-name="Internet_20_link" text:visited-style-name="Internet_20_link">6</text:a></text:p>
          <text:p text:style-name="P22"><text:s/>4.2 Setting the block size and alignment<text:tab/><text:a xlink:type="simple" xlink:href="#__RefHeading__4795_1886463" text:style-name="Internet_20_link" text:visited-style-name="Internet_20_link">6</text:a></text:p>
          <text:p text:style-name="P22"><text:s/>4.3 Setting the test data range<text:tab/><text:a xlink:type="simple" xlink:href="#__RefHeading__4797_1886463" text:style-name="Internet_20_link" text:visited-style-name="Internet_20_link">7</text:a></text:p>
          <text:p text:style-name="P21"><text:s/>5 Controlling the number of threads<text:tab/><text:a xlink:type="simple" xlink:href="#__RefHeading__4653_1886463" text:style-name="Internet_20_link" text:visited-style-name="Internet_20_link">7</text:a></text:p>
          <text:p text:style-name="P21"><text:s/>6 IO modes<text:tab/><text:a xlink:type="simple" xlink:href="#__RefHeading__4799_1886463" text:style-name="Internet_20_link" text:visited-style-name="Internet_20_link">7</text:a></text:p>
          <text:p text:style-name="P21"><text:s/>7 Data patterns generation<text:tab/><text:a xlink:type="simple" xlink:href="#__RefHeading__973_449714794" text:style-name="Internet_20_link" text:visited-style-name="Internet_20_link">8</text:a></text:p>
          <text:p text:style-name="P22"><text:s/>7.1 Stamp block<text:tab/><text:a xlink:type="simple" xlink:href="#__RefHeading__4994_1886463" text:style-name="Internet_20_link" text:visited-style-name="Internet_20_link">9</text:a></text:p>
          <text:p text:style-name="P22"><text:s/>7.2 Symbol stamping and dedup control <text:tab/><text:a xlink:type="simple" xlink:href="#__RefHeading__4931_1886463" text:style-name="Internet_20_link" text:visited-style-name="Internet_20_link">9</text:a></text:p>
          <text:p text:style-name="P22"><text:s/>7.3 Offset specific pattern<text:tab/><text:a xlink:type="simple" xlink:href="#__RefHeading__975_449714794" text:style-name="Internet_20_link" text:visited-style-name="Internet_20_link">10</text:a></text:p>
          <text:p text:style-name="P22"><text:s/>7.4 Zero block data<text:tab/><text:a xlink:type="simple" xlink:href="#__RefHeading__977_449714794" text:style-name="Internet_20_link" text:visited-style-name="Internet_20_link">10</text:a></text:p>
          <text:p text:style-name="P22"><text:s/>7.5 Other patterns<text:tab/><text:a xlink:type="simple" xlink:href="#__RefHeading__979_449714794" text:style-name="Internet_20_link" text:visited-style-name="Internet_20_link">11</text:a></text:p>
          <text:p text:style-name="P21"><text:s/>8 Verification<text:tab/><text:a xlink:type="simple" xlink:href="#__RefHeading__4889_1886463" text:style-name="Internet_20_link" text:visited-style-name="Internet_20_link">11</text:a></text:p>
          <text:p text:style-name="P22"><text:s/>8.1 Stamp based verification<text:tab/><text:a xlink:type="simple" xlink:href="#__RefHeading__981_449714794" text:style-name="Internet_20_link" text:visited-style-name="Internet_20_link">11</text:a></text:p>
          <text:p text:style-name="P22"><text:s/>8.2 Verification mode<text:tab/><text:a xlink:type="simple" xlink:href="#__RefHeading__983_449714794" text:style-name="Internet_20_link" text:visited-style-name="Internet_20_link">12</text:a></text:p>
          <text:p text:style-name="P22"><text:s/>8.3 Persistent stamp based verification meta-data<text:tab/><text:a xlink:type="simple" xlink:href="#__RefHeading__1833_896714904" text:style-name="Internet_20_link" text:visited-style-name="Internet_20_link">12</text:a></text:p>
          <text:p text:style-name="P23"><text:s/>8.3.1 Persistent verification meta-data uses<text:tab/><text:a xlink:type="simple" xlink:href="#__RefHeading__985_449714794" text:style-name="Internet_20_link" text:visited-style-name="Internet_20_link">13</text:a></text:p>
          <text:p text:style-name="P21"><text:s/>9 Data set initialization<text:tab/><text:a xlink:type="simple" xlink:href="#__RefHeading__2174_856946840" text:style-name="Internet_20_link" text:visited-style-name="Internet_20_link">13</text:a></text:p>
          <text:p text:style-name="P22"><text:s/>9.1 Pre-Formating<text:tab/><text:a xlink:type="simple" xlink:href="#__RefHeading__2176_856946840" text:style-name="Internet_20_link" text:visited-style-name="Internet_20_link">13</text:a></text:p>
          <text:p text:style-name="P22"><text:s/>9.2 Pre-Trimming<text:tab/><text:a xlink:type="simple" xlink:href="#__RefHeading__2178_856946840" text:style-name="Internet_20_link" text:visited-style-name="Internet_20_link">14</text:a></text:p>
          <text:p text:style-name="P21"><text:s/>10 Complex workload patterns<text:tab/><text:a xlink:type="simple" xlink:href="#__RefHeading__2180_856946840" text:style-name="Internet_20_link" text:visited-style-name="Internet_20_link">14</text:a></text:p>
          <text:p text:style-name="P22"><text:s/>10.1 Workload definitions file format<text:tab/><text:a xlink:type="simple" xlink:href="#__RefHeading__2182_856946840" text:style-name="Internet_20_link" text:visited-style-name="Internet_20_link">15</text:a></text:p>
          <text:p text:style-name="P21"><text:soft-page-break/><text:s/>11 SSD specific options<text:tab/><text:a xlink:type="simple" xlink:href="#__RefHeading__3541_2113270672" text:style-name="Internet_20_link" text:visited-style-name="Internet_20_link">15</text:a></text:p>
          <text:p text:style-name="P22"><text:s/>11.1 Trim<text:tab/><text:a xlink:type="simple" xlink:href="#__RefHeading__1236_68813320" text:style-name="Internet_20_link" text:visited-style-name="Internet_20_link">16</text:a></text:p>
          <text:p text:style-name="P22"><text:s/>11.2 Trim after write<text:tab/><text:a xlink:type="simple" xlink:href="#__RefHeading__2184_856946840" text:style-name="Internet_20_link" text:visited-style-name="Internet_20_link">16</text:a></text:p>
          <text:p text:style-name="P21"><text:s/>12 Reports<text:tab/><text:a xlink:type="simple" xlink:href="#__RefHeading__2186_856946840" text:style-name="Internet_20_link" text:visited-style-name="Internet_20_link">16</text:a></text:p>
          <text:p text:style-name="P22"><text:s/>12.1 Real-time reports<text:tab/><text:a xlink:type="simple" xlink:href="#__RefHeading__2188_856946840" text:style-name="Internet_20_link" text:visited-style-name="Internet_20_link">16</text:a></text:p>
          <text:p text:style-name="P23"><text:s/>12.1.1 Real time reports format<text:tab/><text:a xlink:type="simple" xlink:href="#__RefHeading__3543_2113270672" text:style-name="Internet_20_link" text:visited-style-name="Internet_20_link">17</text:a></text:p>
          <text:p text:style-name="P23"><text:s/>12.1.2 Per worker reports<text:tab/><text:a xlink:type="simple" xlink:href="#__RefHeading__3545_2113270672" text:style-name="Internet_20_link" text:visited-style-name="Internet_20_link">17</text:a></text:p>
          <text:p text:style-name="P23"><text:s/>12.1.3 Real time reports triggered by signals<text:tab/><text:a xlink:type="simple" xlink:href="#__RefHeading__3547_2113270672" text:style-name="Internet_20_link" text:visited-style-name="Internet_20_link">18</text:a></text:p>
          <text:p text:style-name="P22"><text:s/>12.2 Summary reports<text:tab/><text:a xlink:type="simple" xlink:href="#__RefHeading__2190_856946840" text:style-name="Internet_20_link" text:visited-style-name="Internet_20_link">18</text:a></text:p>
          <text:p text:style-name="P21"><text:s/>13 Debugging<text:tab/><text:a xlink:type="simple" xlink:href="#__RefHeading__2192_856946840" text:style-name="Internet_20_link" text:visited-style-name="Internet_20_link">18</text:a></text:p>
          <text:p text:style-name="P22"><text:s/>13.1 Debugging levels<text:tab/><text:a xlink:type="simple" xlink:href="#__RefHeading__2194_856946840" text:style-name="Internet_20_link" text:visited-style-name="Internet_20_link">18</text:a></text:p>
          <text:p text:style-name="P22"><text:s/>13.2 Verification traces<text:tab/><text:a xlink:type="simple" xlink:href="#__RefHeading__2196_856946840" text:style-name="Internet_20_link" text:visited-style-name="Internet_20_link">19</text:a></text:p>
          <text:p text:style-name="P21"><text:s/>14 Implementation<text:tab/><text:a xlink:type="simple" xlink:href="#__RefHeading__987_449714794" text:style-name="Internet_20_link" text:visited-style-name="Internet_20_link">19</text:a></text:p>
          <text:p text:style-name="P22"><text:s/>14.1 Low level documentation<text:tab/><text:a xlink:type="simple" xlink:href="#__RefHeading__3889_515728859" text:style-name="Internet_20_link" text:visited-style-name="Internet_20_link">20</text:a></text:p>
          <text:p text:style-name="P22"><text:s/>14.2 Symbol stamping implementation<text:tab/><text:a xlink:type="simple" xlink:href="#__RefHeading__4833_1886463" text:style-name="Internet_20_link" text:visited-style-name="Internet_20_link">20</text:a></text:p>
          <text:p text:style-name="P22"><text:s/>14.3 Stamp verification implementation<text:tab/><text:a xlink:type="simple" xlink:href="#__RefHeading__989_449714794" text:style-name="Internet_20_link" text:visited-style-name="Internet_20_link">20</text:a></text:p>
          <text:p text:style-name="P21"><text:s/>15 Alternatives<text:tab/><text:a xlink:type="simple" xlink:href="#__RefHeading__4805_1886463" text:style-name="Internet_20_link" text:visited-style-name="Internet_20_link">20</text:a></text:p>
        </text:index-body>
      </text:table-of-content>
      <text:p text:style-name="Standard"/>
      <text:h text:style-name="P40" text:outline-level="1"/>
      <text:h text:style-name="P41"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42" text:outline-level="2"><text:bookmark text:name="__RefHeading__4761_1886463"/>IO <text:span text:style-name="T6">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0">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2">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2">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2">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2">50</text:span>)</text:p>
          </table:table-cell>
        </table:table-row>
      </table:table>
      <text:p text:style-name="Text_20_body"/>
      <text:p text:style-name="Text_20_body"><text:s/><text:span text:style-name="T10">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0">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asynchronous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0">per device. </text:span><text:span text:style-name="T4">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3">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1308514255" text:style-name="L1">
        <text:list-item>
          <text:p text:style-name="P24">Not all devices support all IO modes. For example some devices do not support Direct IO, and not all block sizes are supported for this mode. IO modes cannot be mixed.</text:p>
        </text:list-item>
        <text:list-item>
          <text:p text:style-name="P24">All devices must use the same IO mode.</text:p>
        </text:list-item>
      </text:list>
      <text:h text:style-name="Heading_20_1" text:outline-level="1">Controlling the number of threads</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Examples:</text:p>
      <text:p text:style-name="Text_20_body">100% random write, fixed 4k block size, synchronous IO, 2 threads per device (total 4 threads), 60 second test:</text:p>
      <text:p text:style-name="P12">btest -T 2 R W /dev/sda /dev/sdb</text:p>
      <text:p text:style-name="Text_20_body"><text:soft-page-break/>100% random write, fixed 4k block size, <text:s/>asynchronous IO, 2 threads (total 2 threads), 2 request per thread (total 4 requests), 60 second test:</text:p>
      <text:p text:style-name="P12">btest -T 2 -w 2 R W /dev/sda /dev/sdb</text:p>
      <text:h text:style-name="Heading_20_1" text:outline-level="1">Sequential patterns and multithreading/mutiple asynchronous requests</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btest -T 2 S W /dev/sda /dev/sdb</text:p>
      <text:h text:style-name="Heading_20_1" text:outline-level="1"><text:bookmark text:name="__RefHeading__973_449714794"/>Data patterns generation<text:bookmark-end text:name="__RefHeading__973_449714794"/></text:h>
      <text:p text:style-name="Text_20_body">Btest supports 3 data patterns by default:</text:p>
      <text:list xml:id="list279682325" text:style-name="L2">
        <text:list-item>
          <text:p text:style-name="P25">Symbol stamp per (stamp) block (the default pattern): (<text:span text:style-name="T1">options -P, -p</text:span>), also provide dedup control and used for data verification</text:p>
        </text:list-item>
        <text:list-item>
          <text:p text:style-name="P25">Fill with offset specific pattern: (<text:span text:style-name="T1">option -O</text:span>)</text:p>
        </text:list-item>
        <text:list-item>
          <text:p text:style-name="P25">Zero block: (<text:span text:style-name="T1">option -P 0</text:span>)</text:p>
        </text:list-item>
      </text:list>
      <text:h text:style-name="Heading_20_2" text:outline-level="2"><text:bookmark text:name="__RefHeading__4994_1886463"/>Stamp block<text:bookmark-end text:name="__RefHeading__4994_1886463"/></text:h>
      <text:p text:style-name="Text_20_body">Data patterns are formed in stamp blocks.</text:p>
      <text:p text:style-name="Text_20_body">Data patterns are formed in stamp block sizes chunks. By default stamp block size is the smallest size out of the following:</text:p>
      <text:list xml:id="list507415341" text:style-name="L3">
        <text:list-item>
          <text:p text:style-name="P26">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26">The smallest IO block size used by any workload,</text:p>
        </text:list-item>
        <text:list-item>
          <text:p text:style-name="P26">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ext:soft-page-break/>There are several possible use cases for setting the stamp block to be different from the IO block size:</text:p>
      <text:list xml:id="list1839220323" text:style-name="L4">
        <text:list-item>
          <text:p text:style-name="P27">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27">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0">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2" text:outline-level="2"><text:bookmark text:name="__RefHeading__4931_1886463"/>Symbol stamping and dedup control <text:bookmark-end text:name="__RefHeading__4931_1886463"/></text:h>
      <text:p text:style-name="Text_20_body">In this mode, btest selects a symbol (a 64 bit number) per stamp block. By default, this number is picked at random. This behavior is used to overcome de-duplicating mechanisms.</text:p>
      <text:p text:style-name="Text_20_body">You can control the expected dedup factor by forcing btest to select the symbol from a smaller range of symbols. This is done by using the <text:span text:style-name="T1">-p</text:span> (or <text:span text:style-name="T1">–dedup</text:span>) option and the parameter of this option is the expected dedup factor. This causes btest to use a symbol range of 1/dedup_factor.</text:p>
      <text:p text:style-name="Text_20_body">For example, if the size of /dev/sda is 1GB, and the following btest parameters are used</text:p>
      <text:p text:style-name="P12">btest -p 2 R W /dev/sda</text:p>
      <text:p text:style-name="Text_20_body">then the expected dedup is 2 or in other words on the average each block content appears twice within the dataset (see also the <text:s/>“<text:bookmark-ref text:reference-format="text" text:ref-name="__RefHeading__4833_1886463">Symbol stamping implementation</text:bookmark-ref>“ below).</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ata patterns including the dedup stamps.</text:p>
      <text:p text:style-name="Text_20_body"><text:span text:style-name="T10">Examples</text:span>:</text:p>
      <text:p text:style-name="Text_20_body">100% random write, fixed 4k block size, stamp block 512 bytes, expected dedup factor 7 pattern, synchronous IO, single thread, 60 second test:</text:p>
      <text:p text:style-name="P12"><text:soft-page-break/>btest -P 512 -p 7 R W /dev/sda</text:p>
      <text:p text:style-name="Text_20_body">Same but with dedup stamps disabled any data pattern:</text:p>
      <text:p text:style-name="P12">btest -P 512 -p -1 R W /dev/sda</text:p>
      <text:h text:style-name="Heading_20_2" text:outline-level="2"><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0">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7_449714794"/>Zero block data<text:bookmark-end text:name="__RefHeading__977_449714794"/></text:h>
      <text:p text:style-name="Text_20_body">Btest can be forced to use zero block data by specifying “-P 0”.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modern systems treat zero block (i.e. a block filled with binary zeros) as special case, and in most case will avoid writing it.</text:p>
      <text:p text:style-name="Text_20_body"><text:span text:style-name="T10">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1888757655" text:style-name="L5">
        <text:list-item>
          <text:p text:style-name="P28">Stamp based verification (<text:span text:style-name="T1">options -c/-v</text:span>) – provides basic read/write data verification</text:p>
        </text:list-item>
        <text:list-item>
          <text:p text:style-name="P28"><text:soft-page-break/>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28">Offset pattern based verification (<text:span text:style-name="T1">options -O with -c/-v</text:span>) – to be used in addition to the stamp based verification or instead, as a low resource verification option</text:p>
        </text:list-item>
        <text:list-item>
          <text:p text:style-name="P28">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Stamp block</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0">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734977212" text:style-name="L6">
        <text:list-item>
          <text:p text:style-name="P33">In this mode the command line parameters are different from the regular mode, such that there are no random ratio and read ratio parameters (see the example below).</text:p>
        </text:list-item>
        <text:list-item>
          <text:p text:style-name="P34"><text:soft-page-break/><text:span text:style-name="T8">It is possible to run verification scan in parallel to another btest processes that share the same verification metadata file (“</text:span><text:span text:style-name="T8"><text:bookmark-ref text:reference-format="text" text:ref-name="__RefHeading__985_449714794">Persistent verification meta-data uses</text:bookmark-ref></text:span><text:span text:style-name="T8">”, “</text:span><text:span text:style-name="T9">Concurrent data check</text:span><text:span text:style-name="T8">” item).</text:span></text:p>
        </text:list-item>
        <text:list-item>
          <text:p text:style-name="P33">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0">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Persistent verification meta-data uses<text:bookmark-end text:name="__RefHeading__985_449714794"/></text:h>
      <text:list xml:id="list1930330087" text:style-name="L7">
        <text:list-item>
          <text:p text:style-name="P37"><text:span text:style-name="T11">Multiple phase test:</text:span><text:span text:style-name="T14">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7">btest -p 200 -m /tmp/md R W /dev/sda <text:s/><text:line-break/>btest -C /tmp/md /dev/sda <text:s text:c="12"/><text:line-break/>btest -p 400 -m /tmp/md R 50 /dev/sda </text:span></text:p>
        </text:list-item>
        <text:list-item>
          <text:p text:style-name="P29"><text:soft-page-break/><text:span text:style-name="T10">Concurrent btest processes:</text:span> make multiple concurrent btest processes to shared and verify the same data set. For example – the following first btest instance uses 4k random writes and read, the second uses 32k random writes and reads:<text:line-break/><text:span text:style-name="T7">btest -p 200 -m /tmp/md R 50 /dev/sda &amp; <text:s text:c="12"/><text:line-break/>btest -p 400 -m /tmp/md -b 32k -P 4k R 50 /dev/sda &amp;</text:span></text:p>
        </text:list-item>
        <text:list-item>
          <text:p text:style-name="P29"><text:bookmark text:name="__RefNumPara__1650_896714904"/><text:span text:style-name="T10">Concurrent data check:</text:span> check data validity without stopping the main test. For example – the first following main btest is kept running while the second one is used to verify the data set:<text:line-break/><text:span text:style-name="T7">btest -t 3600 -m /tmp/md R W /dev/sda &amp;<text:line-break/></text:span><text:span text:style-name="T7">#(after a while) <text:s text:c="22"/><text:line-break/>btest -C /tmp/md /dev/sda <text:s text:c="13"/></text:span><text:bookmark-end text:name="__RefNumPara__1650_896714904"/></text:p>
        </text:list-item>
        <text:list-item>
          <text:p text:style-name="P36"><text:span text:style-name="T10">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pan text:style-name="T7">lvcreate -L 10G -n parent system <text:s text:c="15"/></text:span><text:line-break/><text:span text:style-name="T7">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span text:style-name="T10">Examples</text:span>:</text:p>
      <text:p text:style-name="Text_20_body"><text:soft-page-break/>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1904944609" text:style-name="L8">
        <text:list-item>
          <text:p text:style-name="P30">-b/--block_size</text:p>
        </text:list-item>
        <text:list-item>
          <text:p text:style-name="P30">-a/--alignment_size</text:p>
        </text:list-item>
        <text:list-item>
          <text:p text:style-name="P30">-o/--offest</text:p>
        </text:list-item>
        <text:list-item>
          <text:p text:style-name="P30"><text:s/>-l/--length</text:p>
        </text:list-item>
        <text:list-item>
          <text:p text:style-name="P30">-p/--dedup</text:p>
        </text:list-item>
        <text:list-item>
          <text:p text:style-name="P30">-P/--stampblock</text:p>
        </text:list-item>
        <text:list-item>
          <text:p text:style-name="P30">the sequential/random ratio parameter &lt;S|R|rand-ratio&gt;</text:p>
        </text:list-item>
        <text:list-item>
          <text:p text:style-name="P30">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text:soft-page-break/>of 20, then the second workload is to be used 20 times for each 10 time of the first workload usage.</text:p>
      <text:p text:style-name="P6">The weight is followed by the workload options that are any subset of the following options:</text:p>
      <text:list xml:id="list853074105" text:continue-numbering="true" text:style-name="L8">
        <text:list-item>
          <text:p text:style-name="P30"><text:span text:style-name="T1">-b/--block_size – </text:span><text:span text:style-name="T5">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0"><text:span text:style-name="T1">-a/--alignment_size – </text:span><text:span text:style-name="T5">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0"><text:span text:style-name="T1">-o/--offest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0"><text:span text:style-name="T1">-l/--length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0"><text:span text:style-name="T1">-p/--dedup – </text:span><text:span text:style-name="T5">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0"><text:span text:style-name="T1">-P/--stampblock – see “</text:span><text:span text:style-name="T1"><text:bookmark-ref text:reference-format="text" text:ref-name="__RefHeading__4994_1886463">Stamp block</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5"><text:span text:style-name="T8">10</text:span> <text:s/>-b 4k <text:s/>-p -1 -l 200m R W</text:p>
      <text:p text:style-name="P12">50 <text:s/>-b 32k -P 4k -p 10 -l 100m -o 100m R 30</text:p>
      <text:p text:style-name="P15">20 <text:s/>-b 8k <text:s/>-a 4k -p 3 -P 4k -l 100m R 50</text:p>
      <text:p text:style-name="P6">Notes:</text:p>
      <text:list xml:id="list1715528678" text:style-name="L9">
        <text:list-item>
          <text:p text:style-name="P35">Currently the data initialization options will operate on the range that start from the lowest offset used by any workload to the highest offset used by any workload. In other words, unused areas in this range are initialized too.</text:p>
        </text:list-item>
        <text:list-item>
          <text:p text:style-name="P35">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text:soft-page-break/>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1736551720" text:style-name="L10">
        <text:list-item>
          <text:p text:style-name="P31">Trim the entire SSD to remove existing patterns effects</text:p>
        </text:list-item>
        <text:list-item>
          <text:p text:style-name="P31">Fill the entire SSD with random 4k random writes</text:p>
        </text:list-item>
        <text:list-item>
          <text:p text:style-name="P31">Run the test itself</text:p>
        </text:list-item>
      </text:list>
      <text:p text:style-name="Text_20_body"><text:span text:style-name="T10">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5">. For example:</text:span></text:p>
      <text:p text:style-name="Text_20_body"><text:span text:style-name="T10">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5">for the subtotals. Value of 0 disables the corresponding report.</text:span></text:p>
      <text:p text:style-name="P7"><text:soft-page-break/>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0">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4" svg:width="1.1606in" svg:height="0.4594in" svg:x="0.3272in" svg:y="0.1181in"><text:p text:style-name="P44">Duration in seconds</text:p><text:p text:style-name="P44">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4" svg:width="1.3906in" svg:height="0.5157in" svg:x="2.6465in" svg:y="0.0465in"><text:p text:style-name="P44">Duration in seconds</text:p><text:p text:style-name="P44">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5" svg:width="5.815in" svg:height="0.4114in" svg:x="-0.0035in" svg:y="0.1528in"><draw:text-box><text:p><text:span text:style-name="T13">Subtotal (diff): 1 workers, </text:span><text:span text:style-name="T16">9.988 seconds</text:span><text:span text:style-name="T13"> (</text:span><text:span text:style-name="T17">9.988</text:span><text:span text:style-name="T13">), 33.041 iops, avg latency 30265 usec, bandwidth 132 KB/s, errors 0</text:span></text:p><text:p><text:span text:style-name="T13">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ext:soft-page-break/>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pan text:style-name="T15">Note that some options and/or features add other lines to the summary report, and the per-worker report option (</text:span><text:span text:style-name="T3">-z</text:span><text:span text:style-name="T15">)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1640272683" text:style-name="L11">
        <text:list-item>
          <text:p text:style-name="P32">No debug (level 0): no debug traces are printed</text:p>
        </text:list-item>
        <text:list-item>
          <text:p text:style-name="P32">Configuration debug (level 1): prints out traces of various setup/wrap up time operations to allow better insight of internal operations</text:p>
        </text:list-item>
        <text:list-item>
          <text:p text:style-name="P32"><text:soft-page-break/>Enhanced configuration and verification debug (level 2): prints out more traces during setup/wrap up time, and also print traces per stamping/verification operations</text:p>
        </text:list-item>
        <text:list-item>
          <text:p text:style-name="P32">IO level debug (level 3): prints out detailed traces per IO. Note that this level already significantly affects the test performance</text:p>
        </text:list-item>
        <text:list-item>
          <text:p text:style-name="P32">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0">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text:soft-page-break/>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1747692980" text:style-name="WWNum1">
        <text:list-item>
          <text:p text:style-name="P43">IOMeter – a very common benchmarking tool. Window GUI and worker, Linux worker only support.</text:p>
        </text:list-item>
        <text:list-item>
          <text:p text:style-name="P43"><text:soft-page-break/>Data Test (DT) – a very powerful tool to verify block level devices (<text:a xlink:type="simple" xlink:href="http://www.scsifaq.org/RMiller_Tools/dt.html">http://www.scsifaq.org/RMiller_Tools/dt.html</text:a>)</text:p>
        </text:list-item>
        <text:list-item>
          <text:p text:style-name="P43">XDD: general IO generation tool (<text:a xlink:type="simple" xlink:href="http://www.ioperformance.com/default.html">http://www.ioperformance.com/default.html</text:a>)</text:p>
        </text:list-item>
        <text:list-item>
          <text:p text:style-name="P43">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1</meta:editing-cycles>
    <meta:creation-date>2011-08-30T22:47:09</meta:creation-date>
    <meta:editing-duration>P0D</meta:editing-duration>
    <meta:generator>OpenOffice.org/3.3$Unix OpenOffice.org_project/330m9$Build-9529</meta:generator>
    <meta:document-statistic meta:table-count="3" meta:image-count="0" meta:object-count="0" meta:page-count="22" meta:paragraph-count="446" meta:word-count="7453" meta:character-count="43492"/>
    <meta:template xlink:type="simple" xlink:actuate="onRequest" xlink:title="Normal_Wordconv" xlink:href=""/>
  </office:meta>
</office:document-meta>
</file>